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21.696cm"/>
    </style:style>
    <style:style style:name="co3" style:family="table-column">
      <style:table-column-properties fo:break-before="auto" style:column-width="13.86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1" table:number-columns-repeated="253" table:default-cell-style-name="Default"/>
        <table:table-row table:style-name="ro1">
          <table:table-cell table:style-name="ce1" office:value-type="string">
            <text:p>WORD</text:p>
          </table:table-cell>
          <table:table-cell office:value-type="string">
            <text:p>MEANING</text:p>
          </table:table-cell>
          <table:table-cell table:style-name="ce1" office:value-type="string">
            <text:p>SYNONYM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magniloquence</text:p>
          </table:table-cell>
          <table:table-cell office:value-type="string">
            <text:p>use of high-flown language.</text:p>
          </table:table-cell>
          <table:table-cell table:style-name="ce1" office:value-type="string">
            <text:p>grandiloquence, loftiness, grandiosity, pompousness, pomposity, pretentiousness,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eloquence</text:p>
          </table:table-cell>
          <table:table-cell office:value-type="string">
            <text:p>fluent or persuasive speaking or writing.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rhetoric</text:p>
          </table:table-cell>
          <table:table-cell office:value-type="string">
            <text:p>the art of effective or persuasive speaking or writing, especially the exploitation of figures of speech and other compositional techniques.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adversary</text:p>
          </table:table-cell>
          <table:table-cell office:value-type="string">
            <text:p>one's opponent in a contest, conflict, or dispute.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exasperating</text:p>
          </table:table-cell>
          <table:table-cell office:value-type="string">
            <text:p>intensely irritating; infuriating.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panache</text:p>
          </table:table-cell>
          <table:table-cell office:value-type="string">
            <text:p>flamboyant confidence of style or manner. (See how he delegates with panache.)</text:p>
          </table:table-cell>
          <table:table-cell table:style-name="ce1" office:value-type="string">
            <text:p>flamboyance, confidence, self-assurance, style, stylishness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turmoil</text:p>
          </table:table-cell>
          <table:table-cell office:value-type="string">
            <text:p>a state of great disturbance, confusion &lt; Chaos (Sound meditation helps us relax in the midst of chaos and turmoil) </text:p>
          </table:table-cell>
          <table:table-cell table:style-name="ce1" office:value-type="string">
            <text:p>disturbance, disorder, coil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hoard</text:p>
          </table:table-cell>
          <table:table-cell office:value-type="string">
            <text:p>accumulate (money or valued objects) and hide (I hoarded my money.)</text:p>
          </table:table-cell>
          <table:table-cell table:style-name="ce1" office:value-type="string">
            <text:p>store up, put aside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ncessantly</text:p>
          </table:table-cell>
          <table:table-cell table:style-name="ce1" office:value-type="string">
            <text:p>without interruption; constantly (He worried about his future incessantly)</text:p>
          </table:table-cell>
          <table:table-cell table:style-name="ce1" office:value-type="string">
            <text:p>continually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mesmerize</text:p>
          </table:table-cell>
          <table:table-cell table:style-name="ce1" office:value-type="string">
            <text:p>capture the complete attention of (someone); transfix.</text:p>
          </table:table-cell>
          <table:table-cell table:style-name="ce1" office:value-type="string">
            <text:p>enthral, spellbind, entrance, hold spellbound, dazzle, bewitch, charm,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abstain</text:p>
          </table:table-cell>
          <table:table-cell office:value-type="string">
            <text:p>restrain oneself from doing or enjoying something ( To abstain from enjoyment is the most painful exertion of the human will)</text:p>
          </table:table-cell>
          <table:table-cell table:style-name="ce1" office:value-type="string">
            <text:p>refrain, refuse, keep, forgo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trounce</text:p>
          </table:table-cell>
          <table:table-cell office:value-type="string">
            <text:p>defeat heavily in a contest. ( Our present self can trounce all over it's dreams)</text:p>
          </table:table-cell>
          <table:table-cell table:style-name="ce1" office:value-type="string">
            <text:p>marmalize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ex·ile</text:p>
          </table:table-cell>
          <table:table-cell table:style-name="ce1" office:value-type="string">
            <text:p>the state of being barred from one's native country, typically for political or punitive reasons.</text:p>
          </table:table-cell>
          <table:table-cell table:style-name="ce1" office:value-type="string">
            <text:p>banishment, expulsion, expatriation, deportation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po·tion</text:p>
          </table:table-cell>
          <table:table-cell table:style-name="ce1" office:value-type="string">
            <text:p>a liquid with healing, magical, or poisonous properties.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e·lix·ir</text:p>
          </table:table-cell>
          <table:table-cell table:style-name="ce1" office:value-type="string">
            <text:p>a magical or medicinal potion.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slipshod</text:p>
          </table:table-cell>
          <table:table-cell office:value-type="string">
            <text:p>characterized by a lack of care, thought, or organization ( he'd caused many problems with his slipshod management)</text:p>
          </table:table-cell>
          <table:table-cell table:style-name="ce1" office:value-type="string">
            <text:p>careless, neglectful, messy, heedless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vie</text:p>
          </table:table-cell>
          <table:table-cell table:style-name="ce1" office:value-type="string">
            <text:p>compete eagerly with someone in order to do or achieve something.</text:p>
          </table:table-cell>
          <table:table-cell table:style-name="ce1" office:value-type="string">
            <text:p>compete, contend, contest, struggle</text:p>
          </table:table-cell>
          <table:table-cell table:style-name="ce1"/>
          <table:table-cell table:number-columns-repeated="252"/>
        </table:table-row>
        <table:table-row table:style-name="ro1">
          <table:table-cell table:style-name="ce1" office:value-type="string">
            <text:p>daunting</text:p>
          </table:table-cell>
          <table:table-cell table:style-name="ce1" office:value-type="string">
            <text:p>seeming difficult to deal with in prospect; intimidating.</text:p>
          </table:table-cell>
          <table:table-cell table:style-name="ce1" office:value-type="string">
            <text:p>intimidating, formidable, disconcerting, unnerving, unsettling, dismaying;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per se</text:p>
          </table:table-cell>
          <table:table-cell table:style-name="ce1" office:value-type="string">
            <text:p>by or in itself or themselves; intrinsically.</text:p>
          </table:table-cell>
          <table:table-cell table:number-columns-repeated="254"/>
        </table:table-row>
        <table:table-row table:style-name="ro2">
          <table:table-cell office:value-type="string">
            <text:p>raft</text:p>
          </table:table-cell>
          <table:table-cell office:value-type="string">
            <text:p>bring or fasten together (a number of boats or other objects) (A raft of psychological studies have looked into why we put things off)</text:p>
          </table:table-cell>
          <table:table-cell office:value-type="string">
            <text:p>heap, mat, pontoon</text:p>
          </table:table-cell>
          <table:table-cell table:number-columns-repeated="253"/>
        </table:table-row>
        <table:table-row table:style-name="ro2">
          <table:table-cell office:value-type="string">
            <text:p>Nitty-gritty</text:p>
          </table:table-cell>
          <table:table-cell office:value-type="string">
            <text:p>the most important aspects or practical details of a subject or situation ( The nitty-gritty)</text:p>
          </table:table-cell>
          <table:table-cell office:value-type="string">
            <text:p>basics, essentials, nuts and bolts</text:p>
          </table:table-cell>
          <table:table-cell table:number-columns-repeated="253"/>
        </table:table-row>
        <table:table-row table:style-name="ro2">
          <table:table-cell office:value-type="string">
            <text:p>erudite</text:p>
          </table:table-cell>
          <table:table-cell office:value-type="string">
            <text:p>having or showing great knowledge or learning.</text:p>
          </table:table-cell>
          <table:table-cell office:value-type="string">
            <text:p>well ducated, well read, intellectual</text:p>
          </table:table-cell>
          <table:table-cell table:number-columns-repeated="253"/>
        </table:table-row>
        <table:table-row table:style-name="ro2">
          <table:table-cell office:value-type="string">
            <text:p>detritus</text:p>
          </table:table-cell>
          <table:table-cell office:value-type="string">
            <text:p>waste or debris of any kind.</text:p>
          </table:table-cell>
          <table:table-cell office:value-type="string">
            <text:p>waste, litter, rubbish</text:p>
          </table:table-cell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1" table:number-rows-repeated="974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range table:name="Excel_BuiltIn__FilterDatabase_1" table:base-cell-address="$Sheet1.$A$1" table:cell-range-address="Sheet1.$A$1:.$C$1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4P2" style:volatile="true">
      <number:currency-symbol/>
      <number:text>- </number:text>
    </number:currency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1P2" style:volatile="true">
      <number:currency-symbol/>
      <number:text>- </number:text>
    </number:currency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 (</number:text>
      <number:number number:decimal-places="2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4"/>
    <style:style style:name="Currency_20__5b_0_5d_" style:display-name="Currency [0]" style:family="table-cell" style:parent-style-name="Default" style:data-style-name="N118"/>
    <style:style style:name="Comma" style:family="table-cell" style:parent-style-name="Default" style:data-style-name="N121"/>
    <style:style style:name="Comma_20__5b_0_5d_" style:display-name="Comma [0]" style:family="table-cell" style:parent-style-name="Default" style:data-style-name="N11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9T11:01:34</dc:date>
    <dc:creator>hermione </dc:creator>
    <meta:editing-duration>P0D</meta:editing-duration>
    <meta:editing-cycles>4</meta:editing-cycles>
    <meta:generator>LibreOffice/3.5$Linux_X86_64 LibreOffice_project/350m1$Build-2</meta:generator>
    <meta:document-statistic meta:table-count="1" meta:cell-count="65" meta:object-count="0"/>
  </office:meta>
</office:document-meta>
</file>